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465in"/>
    </style:style>
    <style:style style:name="co3" style:family="table-column">
      <style:table-column-properties fo:break-before="auto" style:column-width="3.6756in"/>
    </style:style>
    <style:style style:name="co5" style:family="table-column">
      <style:table-column-properties fo:break-before="auto" style:column-width="1.9035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5398in"/>
    </style:style>
    <style:style style:name="ro3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none" style:font-name="arial" fo:font-size="16pt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line-through-style="none" style:font-name="arial" fo:font-size="16pt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arial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6pt" style:font-size-asian="16pt" style:font-size-complex="16pt"/>
    </style: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9"/>
        <table:table-row table:style-name="ro2">
          <table:table-cell table:style-name="ce1" office:value-type="string">
            <text:p>Sommet</text:p>
          </table:table-cell>
          <table:table-cell table:style-name="ce6" office:value-type="string">
            <text:p>Massif</text:p>
          </table:table-cell>
          <table:table-cell table:style-name="ce7" office:value-type="string">
            <text:p>Altitude</text:p>
          </table:table-cell>
          <table:table-cell table:style-name="ce6" office:value-type="string">
            <text:p>Points</text:p>
          </table:table-cell>
          <table:table-cell table:style-name="ce7" office:value-type="string">
            <text:p>Année</text:p>
          </table:table-cell>
        </table:table-row>
        <table:table-row table:style-name="ro4">
          <table:table-cell office:value-type="string">
            <text:p>Le Goléon</text:p>
          </table:table-cell>
          <table:table-cell office:value-type="string">
            <text:p>Arves</text:p>
          </table:table-cell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oix d'Allant</text:p>
          </table:table-cell>
          <table:table-cell office:value-type="string">
            <text:p>Bauges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Dent des Portes</text:p>
          </table:table-cell>
          <table:table-cell office:value-type="string">
            <text:p>Bauges</text:p>
          </table:table-cell>
          <table:table-cell office:value-type="float" office:value="1932">
            <text:p>193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Banges</text:p>
          </table:table-cell>
          <table:table-cell office:value-type="string">
            <text:p>Bauges</text:p>
          </table:table-cell>
          <table:table-cell office:value-type="float" office:value="1434">
            <text:p>143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a Sambuy</text:p>
          </table:table-cell>
          <table:table-cell office:value-type="string">
            <text:p>Bauges</text:p>
          </table:table-cell>
          <table:table-cell office:value-type="float" office:value="2107">
            <text:p>210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e Colombier</text:p>
          </table:table-cell>
          <table:table-cell office:value-type="string">
            <text:p>Bauges</text:p>
          </table:table-cell>
          <table:table-cell office:value-type="float" office:value="2043">
            <text:p>204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ointe de la Galoppaz</text:p>
          </table:table-cell>
          <table:table-cell office:value-type="string">
            <text:p>Bauges</text:p>
          </table:table-cell>
          <table:table-cell office:value-type="float" office:value="1681">
            <text:p>168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Dôme de la Girotte</text:p>
          </table:table-cell>
          <table:table-cell office:value-type="string">
            <text:p>Beaufortain</text:p>
          </table:table-cell>
          <table:table-cell office:value-type="float" office:value="1926">
            <text:p>1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e Qermoz</text:p>
          </table:table-cell>
          <table:table-cell office:value-type="string">
            <text:p>Beaufortain</text:p>
          </table:table-cell>
          <table:table-cell office:value-type="float" office:value="2296">
            <text:p>229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Clocher</text:p>
          </table:table-cell>
          <table:table-cell office:value-type="string">
            <text:p>Beaufortain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Coin</text:p>
          </table:table-cell>
          <table:table-cell office:value-type="string">
            <text:p>Beaufortain</text:p>
          </table:table-cell>
          <table:table-cell office:value-type="float" office:value="2539">
            <text:p>253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Rosset</text:p>
          </table:table-cell>
          <table:table-cell office:value-type="string">
            <text:p>Beaufortain</text:p>
          </table:table-cell>
          <table:table-cell office:value-type="float" office:value="2449">
            <text:p>244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St Jacques</text:p>
          </table:table-cell>
          <table:table-cell office:value-type="string">
            <text:p>Beaufortain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ointe de Riondet</text:p>
          </table:table-cell>
          <table:table-cell office:value-type="string">
            <text:p>Beaufortain</text:p>
          </table:table-cell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oc Marchand</text:p>
          </table:table-cell>
          <table:table-cell office:value-type="string">
            <text:p>Beaufortain</text:p>
          </table:table-cell>
          <table:table-cell office:value-type="float" office:value="2098">
            <text:p>209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oche Pourrie</text:p>
          </table:table-cell>
          <table:table-cell office:value-type="string">
            <text:p>Beaufortain</text:p>
          </table:table-cell>
          <table:table-cell office:value-type="float" office:value="2037">
            <text:p>203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ocher des Enclaves</text:p>
          </table:table-cell>
          <table:table-cell office:value-type="string">
            <text:p>Beaufortain</text:p>
          </table:table-cell>
          <table:table-cell office:value-type="float" office:value="2465">
            <text:p>246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ointe du Col</text:p>
          </table:table-cell>
          <table:table-cell office:value-type="string">
            <text:p>Beaufortain</text:p>
          </table:table-cell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Col des Excellences</text:p>
          </table:table-cell>
          <table:table-cell table:style-name="ce3" office:value-type="string">
            <text:p>Belledonn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Col du Loup</text:p>
          </table:table-cell>
          <table:table-cell office:value-type="string">
            <text:p>Belledonne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oix de Belledonne</text:p>
          </table:table-cell>
          <table:table-cell office:value-type="string">
            <text:p>Belledonne</text:p>
          </table:table-cell>
          <table:table-cell office:value-type="float" office:value="2926">
            <text:p>2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oix de Chaurionde</text:p>
          </table:table-cell>
          <table:table-cell office:value-type="string">
            <text:p>Belledonne</text:p>
          </table:table-cell>
          <table:table-cell office:value-type="float" office:value="2025">
            <text:p>20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Colon</text:p>
          </table:table-cell>
          <table:table-cell office:value-type="string">
            <text:p>Belledonne</text:p>
          </table:table-cell>
          <table:table-cell office:value-type="float" office:value="2394">
            <text:p>239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oix de Chamrousse</text:p>
          </table:table-cell>
          <table:table-cell office:value-type="string">
            <text:p>Belledonne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Replomb</text:p>
          </table:table-cell>
          <table:table-cell office:value-type="string">
            <text:p>Belledonne</text:p>
          </table:table-cell>
          <table:table-cell office:value-type="float" office:value="2506">
            <text:p>250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Chat</text:p>
          </table:table-cell>
          <table:table-cell office:value-type="string">
            <text:p>Belledonne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a Botte</text:p>
          </table:table-cell>
          <table:table-cell office:value-type="string">
            <text:p>Belledonne</text:p>
          </table:table-cell>
          <table:table-cell office:value-type="float" office:value="2248">
            <text:p>224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u Merdaret</text:p>
          </table:table-cell>
          <table:table-cell office:value-type="string">
            <text:p>Belledonne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efuge Jean-Collet</text:p>
          </table:table-cell>
          <table:table-cell office:value-type="string">
            <text:p>Belledonne</text:p>
          </table:table-cell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Rocher</text:p>
          </table:table-cell>
          <table:table-cell office:value-type="string">
            <text:p>Belledonne</text:p>
          </table:table-cell>
          <table:table-cell office:value-type="float" office:value="1926">
            <text:p>1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ocher Blanc</text:p>
          </table:table-cell>
          <table:table-cell office:value-type="string">
            <text:p>Belledonne</text:p>
          </table:table-cell>
          <table:table-cell office:value-type="float" office:value="2928">
            <text:p>292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Jas des Lièvres</text:p>
          </table:table-cell>
          <table:table-cell office:value-type="string">
            <text:p>Belledonne</text:p>
          </table:table-cell>
          <table:table-cell office:value-type="float" office:value="2325">
            <text:p>23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Orionde</text:p>
          </table:table-cell>
          <table:table-cell office:value-type="string">
            <text:p>Belledonne</text:p>
          </table:table-cell>
          <table:table-cell office:value-type="float" office:value="2041">
            <text:p>204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s Frêtes</text:p>
          </table:table-cell>
          <table:table-cell office:value-type="string">
            <text:p>Bornes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oisse Baulet</text:p>
          </table:table-cell>
          <table:table-cell office:value-type="string">
            <text:p>Bornes</text:p>
          </table:table-cell>
          <table:table-cell office:value-type="float" office:value="2236">
            <text:p>223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 l'Arpetaz</text:p>
          </table:table-cell>
          <table:table-cell office:value-type="string">
            <text:p>Bornes</text:p>
          </table:table-cell>
          <table:table-cell office:value-type="float" office:value="1581">
            <text:p>158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Deco Planfait</text:p>
          </table:table-cell>
          <table:table-cell office:value-type="string">
            <text:p>Bornes</text:p>
          </table:table-cell>
          <table:table-cell office:value-type="float" office:value="879">
            <text:p>87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ointe de Sur Cou</text:p>
          </table:table-cell>
          <table:table-cell office:value-type="string">
            <text:p>Bornes</text:p>
          </table:table-cell>
          <table:table-cell office:value-type="float" office:value="1809">
            <text:p>180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s Aravis</text:p>
          </table:table-cell>
          <table:table-cell office:value-type="string">
            <text:p>Bornes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Tournette</text:p>
          </table:table-cell>
          <table:table-cell office:value-type="string">
            <text:p>Bornes</text:p>
          </table:table-cell>
          <table:table-cell office:value-type="float" office:value="2351">
            <text:p>235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'Aujour</text:p>
          </table:table-cell>
          <table:table-cell office:value-type="string">
            <text:p>Buech</text:p>
          </table:table-cell>
          <table:table-cell office:value-type="float" office:value="1483">
            <text:p>148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e Môle</text:p>
          </table:table-cell>
          <table:table-cell office:value-type="string">
            <text:p>Chablais</text:p>
          </table:table-cell>
          <table:table-cell office:value-type="float" office:value="1863">
            <text:p>186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hamechaude</text:p>
          </table:table-cell>
          <table:table-cell office:value-type="string">
            <text:p>Chartreuse</text:p>
          </table:table-cell>
          <table:table-cell office:value-type="float" office:value="2082">
            <text:p>208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harmant Som</text:p>
          </table:table-cell>
          <table:table-cell office:value-type="string">
            <text:p>Chartreuse</text:p>
          </table:table-cell>
          <table:table-cell office:value-type="float" office:value="1867">
            <text:p>186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a Scia</text:p>
          </table:table-cell>
          <table:table-cell office:value-type="string">
            <text:p>Chartreus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 Bellefont</text:p>
          </table:table-cell>
          <table:table-cell office:value-type="string">
            <text:p>Chartreuse</text:p>
          </table:table-cell>
          <table:table-cell office:value-type="float" office:value="1902">
            <text:p>190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u Baure</text:p>
          </table:table-cell>
          <table:table-cell office:value-type="string">
            <text:p>Chartreuse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Corenc le haut</text:p>
          </table:table-cell>
          <table:table-cell table:style-name="ce3" office:value-type="string">
            <text:p>Chartreus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Dent de Crolles</text:p>
          </table:table-cell>
          <table:table-cell office:value-type="string">
            <text:p>Chartreuse</text:p>
          </table:table-cell>
          <table:table-cell office:value-type="float" office:value="2062">
            <text:p>206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Som</text:p>
          </table:table-cell>
          <table:table-cell office:value-type="string">
            <text:p>Chartreuse</text:p>
          </table:table-cell>
          <table:table-cell office:value-type="float" office:value="2026">
            <text:p>20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e Sure</text:p>
          </table:table-cell>
          <table:table-cell office:value-type="string">
            <text:p>Chartreuse</text:p>
          </table:table-cell>
          <table:table-cell office:value-type="float" office:value="1920">
            <text:p>192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quette</text:p>
          </table:table-cell>
          <table:table-cell office:value-type="string">
            <text:p>Chartreuse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ravouta</text:p>
          </table:table-cell>
          <table:table-cell office:value-type="string">
            <text:p>Chartreus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StHil - Pistes</text:p>
          </table:table-cell>
          <table:table-cell office:value-type="string">
            <text:p>Chartreuse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Orcières</text:p>
          </table:table-cell>
          <table:table-cell office:value-type="string">
            <text:p>Devoluy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Charance</text:p>
          </table:table-cell>
          <table:table-cell table:style-name="ce3" office:value-type="string">
            <text:p>Dévoluy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Châtel</text:p>
          </table:table-cell>
          <table:table-cell office:value-type="string">
            <text:p>Dévoluy</text:p>
          </table:table-cell>
          <table:table-cell office:value-type="float" office:value="1937">
            <text:p>193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ic de Gleize</text:p>
          </table:table-cell>
          <table:table-cell office:value-type="string">
            <text:p>Dévoluy</text:p>
          </table:table-cell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urtet</text:p>
          </table:table-cell>
          <table:table-cell office:value-type="string">
            <text:p>Dévoluy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Rochassac</text:p>
          </table:table-cell>
          <table:table-cell office:value-type="string">
            <text:p>Dévoluy</text:p>
          </table:table-cell>
          <table:table-cell office:value-type="float" office:value="1725">
            <text:p>17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Tête de Clappe</text:p>
          </table:table-cell>
          <table:table-cell office:value-type="string">
            <text:p>Dévoluy</text:p>
          </table:table-cell>
          <table:table-cell office:value-type="float" office:value="2021">
            <text:p>202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e Cousson</text:p>
          </table:table-cell>
          <table:table-cell office:value-type="string">
            <text:p>Dignes</text:p>
          </table:table-cell>
          <table:table-cell office:value-type="float" office:value="1516">
            <text:p>151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 Volvent</text:p>
          </table:table-cell>
          <table:table-cell office:value-type="string">
            <text:p>Diois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a Pousterle</text:p>
          </table:table-cell>
          <table:table-cell office:value-type="string">
            <text:p>Ecrins</text:p>
          </table:table-cell>
          <table:table-cell office:value-type="float" office:value="2401">
            <text:p>240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Vallouise</text:p>
          </table:table-cell>
          <table:table-cell table:style-name="ce3" office:value-type="string">
            <text:p>Ecrin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Le Rochail</text:p>
          </table:table-cell>
          <table:table-cell office:value-type="string">
            <text:p>Ecrins</text:p>
          </table:table-cell>
          <table:table-cell office:value-type="float" office:value="3023">
            <text:p>3023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Dôme de Neige</text:p>
          </table:table-cell>
          <table:table-cell office:value-type="string">
            <text:p>Ecrins</text:p>
          </table:table-cell>
          <table:table-cell office:value-type="float" office:value="4015">
            <text:p>401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elvoux</text:p>
          </table:table-cell>
          <table:table-cell office:value-type="string">
            <text:p>Ecrins</text:p>
          </table:table-cell>
          <table:table-cell office:value-type="float" office:value="3946">
            <text:p>394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ic du Rif</text:p>
          </table:table-cell>
          <table:table-cell office:value-type="string">
            <text:p>Ecrins</text:p>
          </table:table-cell>
          <table:table-cell office:value-type="float" office:value="3478">
            <text:p>3478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l de la Temple</text:p>
          </table:table-cell>
          <table:table-cell office:value-type="string">
            <text:p>Ecrins</text:p>
          </table:table-cell>
          <table:table-cell office:value-type="float" office:value="3321">
            <text:p>332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Grand Arc</text:p>
          </table:table-cell>
          <table:table-cell office:value-type="string">
            <text:p>Lauzière</text:p>
          </table:table-cell>
          <table:table-cell office:value-type="float" office:value="2481">
            <text:p>248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nnest</text:p>
          </table:table-cell>
          <table:table-cell office:value-type="string">
            <text:p>Matheysine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Laffrey</text:p>
          </table:table-cell>
          <table:table-cell table:style-name="ce3" office:value-type="string">
            <text:p>Matheysin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Piquet de Nantes</text:p>
          </table:table-cell>
          <table:table-cell office:value-type="string">
            <text:p>Matheysine</text:p>
          </table:table-cell>
          <table:table-cell office:value-type="float" office:value="2214">
            <text:p>221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Sénépy</text:p>
          </table:table-cell>
          <table:table-cell office:value-type="string">
            <text:p>Matheysin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Blanc du Tacul</text:p>
          </table:table-cell>
          <table:table-cell office:value-type="string">
            <text:p>Mont Blanc</text:p>
          </table:table-cell>
          <table:table-cell office:value-type="float" office:value="4248">
            <text:p>4248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Nid d'Aigle</text:p>
          </table:table-cell>
          <table:table-cell office:value-type="string">
            <text:p>Mont Blanc</text:p>
          </table:table-cell>
          <table:table-cell office:value-type="float" office:value="2372">
            <text:p>237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Vorassay</text:p>
          </table:table-cell>
          <table:table-cell office:value-type="string">
            <text:p>Mont Blanc</text:p>
          </table:table-cell>
          <table:table-cell office:value-type="float" office:value="2299">
            <text:p>229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lan Glacier </text:p>
          </table:table-cell>
          <table:table-cell office:value-type="string">
            <text:p>Mont Blanc</text:p>
          </table:table-cell>
          <table:table-cell office:value-type="float" office:value="2730">
            <text:p>27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number-columns-repeated="2" office:value-type="string">
            <text:p>Mont Blanc</text:p>
          </table:table-cell>
          <table:table-cell office:value-type="float" office:value="4807">
            <text:p>4807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rête des Chambrettes</text:p>
          </table:table-cell>
          <table:table-cell office:value-type="string">
            <text:p>Queyras</text:p>
          </table:table-cell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Les Crêts</text:p>
          </table:table-cell>
          <table:table-cell office:value-type="string">
            <text:p>Salève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ime de Cornillon</text:p>
          </table:table-cell>
          <table:table-cell office:value-type="string">
            <text:p>Taillefer</text:p>
          </table:table-cell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number-columns-repeated="2" office:value-type="string">
            <text:p>Taillefer</text:p>
          </table:table-cell>
          <table:table-cell office:value-type="float" office:value="2857">
            <text:p>285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Bochor</text:p>
          </table:table-cell>
          <table:table-cell office:value-type="string">
            <text:p>Vanoise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de la Guerre</text:p>
          </table:table-cell>
          <table:table-cell office:value-type="string">
            <text:p>Vanoise</text:p>
          </table:table-cell>
          <table:table-cell office:value-type="float" office:value="2293">
            <text:p>229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nt Jovet</text:p>
          </table:table-cell>
          <table:table-cell office:value-type="string">
            <text:p>Vanoise</text:p>
          </table:table-cell>
          <table:table-cell office:value-type="float" office:value="2558">
            <text:p>255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Belvédère</text:p>
          </table:table-cell>
          <table:table-cell office:value-type="string">
            <text:p>Vercors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Cornafion</text:p>
          </table:table-cell>
          <table:table-cell office:value-type="string">
            <text:p>Vercors</text:p>
          </table:table-cell>
          <table:table-cell office:value-type="float" office:value="1906">
            <text:p>190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Moucherotte</text:p>
          </table:table-cell>
          <table:table-cell office:value-type="string">
            <text:p>Vercors</text:p>
          </table:table-cell>
          <table:table-cell office:value-type="float" office:value="1901">
            <text:p>190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etite Moucherolle</text:p>
          </table:table-cell>
          <table:table-cell office:value-type="string">
            <text:p>Vercors</text:p>
          </table:table-cell>
          <table:table-cell office:value-type="float" office:value="2047">
            <text:p>204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ic St Michel</text:p>
          </table:table-cell>
          <table:table-cell office:value-type="string">
            <text:p>Vercors</text:p>
          </table:table-cell>
          <table:table-cell office:value-type="float" office:value="1966">
            <text:p>196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ré du Four</text:p>
          </table:table-cell>
          <table:table-cell office:value-type="string">
            <text:p>Vercors</text:p>
          </table:table-cell>
          <table:table-cell office:value-type="float" office:value="1269">
            <text:p>126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Serpaton</text:p>
          </table:table-cell>
          <table:table-cell office:value-type="string">
            <text:p>Vercors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Le Peuil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Cote du Mas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Bute de l'Aigle</text:p>
          </table:table-cell>
          <table:table-cell office:value-type="string">
            <text:p>Vercors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table:style-name="ce3" office:value-type="string">
            <text:p>Le Platari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</table:table-row>
        <table:table-row table:style-name="ro4">
          <table:table-cell office:value-type="string">
            <text:p>Montaud</text:p>
          </table:table-cell>
          <table:table-cell office:value-type="string">
            <text:p>Vercors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Dent Percée</text:p>
          </table:table-cell>
          <table:table-cell office:value-type="string">
            <text:p>Vercors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ierre Virari</text:p>
          </table:table-cell>
          <table:table-cell office:value-type="string">
            <text:p>Vercors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4" table:number-rows-repeated="27">
          <table:table-cell table:style-name="ce4" table:number-columns-repeated="2"/>
          <table:table-cell/>
          <table:table-cell table:style-name="ce4"/>
          <table:table-cell/>
        </table:table-row>
        <table:table-row table:style-name="ro4" table:number-rows-repeated="13">
          <table:table-cell table:style-name="ce4" table:number-columns-repeated="2"/>
          <table:table-cell/>
          <table:table-cell table:style-name="ce4"/>
          <table:table-cell table:style-name="Default"/>
        </table:table-row>
        <table:table-row table:style-name="ro4" table:number-rows-repeated="65">
          <table:table-cell table:style-name="ce5" table:number-columns-repeated="4"/>
          <table:table-cell table:style-name="Default"/>
        </table:table-row>
        <table:table-row table:style-name="ro4">
          <table:table-cell table:style-name="ce5" table:number-columns-repeated="4"/>
          <table:table-cell table:style-name="Default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133">
      <number:day/>
      <number:text>-</number:text>
      <number:month number:textual="true"/>
    </number:date-style>
    <number:number-style style:name="N134">
      <number:text/>
    </number:number-style>
    <number:date-style style:name="N135P0" style:volatile="true">
      <number:day/>
      <number:text>-</number:text>
      <number:month number:textual="true"/>
    </number:date-style>
    <number:number-style style:name="N135P1" style:volatile="true">
      <number:text/>
    </number:number-style>
    <number:text-style style:name="N135">
      <number:text-content/>
      <style:map style:condition="value()&gt;0" style:apply-style-name="N135P0"/>
      <style:map style:condition="value()&lt;0" style:apply-style-name="N135P1"/>
    </number:text-style>
    <number:date-style style:name="N136">
      <number:month/>
      <number:text>/</number:text>
      <number:day/>
      <number:text>/</number:text>
      <number:year number:style="long"/>
    </number:date-style>
    <number:date-style style:name="N137P0" style:volatile="true">
      <number:month/>
      <number:text>/</number:text>
      <number:day/>
      <number:text>/</number:text>
      <number:year number:style="long"/>
    </number:date-style>
    <number:number-style style:name="N137P1" style:volatile="true">
      <number:text/>
    </number:number-style>
    <number:text-style style:name="N137">
      <number:text-content/>
      <style:map style:condition="value()&gt;0" style:apply-style-name="N137P0"/>
      <style:map style:condition="value()&lt;0" style:apply-style-name="N137P1"/>
    </number:text-style>
    <number:number-style style:name="N138">
      <number:number number:decimal-places="15" number:min-integer-digits="1" number:grouping="true"/>
    </number:number-style>
    <number:date-style style:name="N139P0" style:volatile="true">
      <number:month number:style="long"/>
      <number:text>-</number:text>
      <number:day number:style="long"/>
    </number:date-style>
    <number:text-style style:name="N139">
      <number:text-content/>
      <style:map style:condition="value()&gt;=0" style:apply-style-name="N139P0"/>
    </number:text-style>
    <number:date-style style:name="N140P0" style:volatile="true">
      <number:month/>
      <number:text>/</number:text>
      <number:day/>
      <number:text>/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141">
      <number:day number:style="long"/>
      <number:text>-</number:text>
      <number:month number:textual="true"/>
    </number:date-style>
    <number:date-style style:name="N142P0" style:volatile="true">
      <number:day number:style="long"/>
      <number:text>-</number:text>
      <number:month number:textual="true"/>
    </number:dat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12/06/2011</text:date>, <text:time>13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nce Elliautou</meta:initial-creator>
    <meta:creation-date>2011-11-28T16:13:27.86</meta:creation-date>
    <dc:date>2011-12-06T13:16:13</dc:date>
    <meta:editing-duration>PT4H54M48S</meta:editing-duration>
    <meta:editing-cycles>28</meta:editing-cycles>
    <meta:generator>LibreOffice/3.3$Linux LibreOffice_project/330m19$Build-401</meta:generator>
    <meta:document-statistic meta:table-count="3" meta:cell-count="510" meta:object-count="0"/>
  </office:meta>
</office:document-meta>
</file>